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x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SSE</text:p>
          </table:table-cell>
          <table:table-cell table:number-columns-repeated="2"/>
          <table:table-cell office:value-type="string" calcext:value-type="string">
            <text:p>grep "^_mm_" -B 1 /usr/lib/gcc/x86_64-linux-gnu/12/include/xmmintrin.h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refetch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_mm_hint</text:p>
          </table:table-cell>
          <table:table-cell office:value-type="string" calcext:value-type="string">
            <text:p>__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defined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etzero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no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x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32,f32,f32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_mm_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32,f32,f32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_mm_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32,f32,f32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_mm_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32,f32,f32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_mm_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32,f32,f32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_mm_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32,f32,f32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_mm_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32,f32,f32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_mm_u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32,f32,f32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_mm_u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32,f32,f32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_mm_u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32,f32,f32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_mm_u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32,f32,f32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_mm_u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32,f32,f32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_mm_u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32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si2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pi2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x2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1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huff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ma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hi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lo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h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h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lh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l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getcsr</text:p>
          </table:table-cell>
          <table:table-cell office:value-type="string" calcext:value-type="string">
            <text:p>voi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etcsr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loat</text:p>
          </table:table-cell>
          <table:table-cell office:value-type="string" calcext:value-type="string">
            <text:p>_mm_cvtss_f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inser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hi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huffle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_s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ad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fenc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aus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</table:table>
      <table:table table:name="e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SE2</text:p>
          </table:table-cell>
          <table:table-cell table:number-columns-repeated="2"/>
          <table:table-cell office:value-type="string" calcext:value-type="string">
            <text:p>grep "^_mm_" -B 1 /usr/lib/gcc/x86_64-linux-gnu/12/include/emmintrin.h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mm_set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defined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etzero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ov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ble</text:p>
          </table:table-cell>
          <table:table-cell office:value-type="string" calcext:value-type="string">
            <text:p>_mm_cvtsd_f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i128_s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ub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u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ul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div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div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qr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qr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in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in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ax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a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ndno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x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un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un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7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3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loa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load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_mm_store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_mm_store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ovepi64_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ovpi64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ove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defined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etzero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epi32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epi32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i32_pd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32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s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huff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packhi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packlo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E2</text:p>
          </table:table-cell>
          <table:table-cell table:number-columns-repeated="2"/>
          <table:table-cell office:value-type="string" calcext:value-type="string">
            <text:p>__m128d</text:p>
          </table:table-cell>
          <table:table-cell office:value-type="string" calcext:value-type="string">
            <text:p>_mm_loadh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u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_su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a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a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n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ndnot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x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i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u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vg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vg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ad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clflush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l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32_si12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x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d_si128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s_si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si128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si128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</table:table>
      <table:table table:name="p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SE3</text:p>
          </table:table-cell>
          <table:table-cell table:number-columns-repeated="2"/>
          <table:table-cell office:value-type="string" calcext:value-type="string">
            <text:p>grep "^_mm_" -B 1 /usr/lib/gcc/x86_64-linux-gnu/12/include/pmmintrin.h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had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h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hdu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ldu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had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h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dup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ovedu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ddqu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/>
        </table:table-row>
      </table:table>
      <table:table table:name="t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SSE3</text:p>
          </table:table-cell>
          <table:table-cell table:number-columns-repeated="2"/>
          <table:table-cell office:value-type="string" calcext:value-type="string">
            <text:p>grep "^_mm_" -B 1 /usr/lib/gcc/x86_64-linux-gnu/12/include/tmmintrin.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dd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ddu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r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hr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huffle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huffle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lignr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lignr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</table:table>
      <table:table table:name="s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SSE4</text:p>
          </table:table-cell>
          <table:table-cell table:number-columns-repeated="2"/>
          <table:table-cell office:value-type="string" calcext:value-type="string">
            <text:p>grep "^_mm_" -B 1 /usr/lib/gcc/x86_64-linux-gnu/12/include/smmintrin.h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z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c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nzc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rou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roun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rou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roun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len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lendv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ble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blendv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ble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blendv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d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d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lo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inse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extrac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po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16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32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16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16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32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16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u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psadbw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tream_loa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istr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estr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c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o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z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c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o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z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8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16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32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mm_crc32_u64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</table:table>
      <table:table table:name="avx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AVX</text:p>
          </table:table-cell>
          <table:table-cell table:number-columns-repeated="2"/>
          <table:table-cell office:value-type="string" calcext:value-type="string">
            <text:p>grep "^_mm_" -B 1 /usr/lib/gcc/x86_64-linux-gnu/12/include/avxintrin.h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m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mp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permuteva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permuteva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permut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permut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broadcas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ask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mask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z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c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nzc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z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c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nzc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ad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ad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addsub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addsub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an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an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andnot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andnot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len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len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lendv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lendv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div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div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d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had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had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hsub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hsub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max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max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min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min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mul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mul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o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or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huffle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huffle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sub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sub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xo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xor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mp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m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cvtsi256_s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vtepi32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vtepi32_ps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cvtpd_ps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ps_epi32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v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cvttpd_epi32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cvtpd_epi32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tps_epi32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attribute__</text:p>
          </table:table-cell>
          <table:table-cell office:value-type="string" calcext:value-type="string">
            <text:p>__gnu_inline__</text:p>
          </table:table-cell>
          <table:table-cell office:value-type="string" calcext:value-type="string">
            <text:p>__always_inline__</text:p>
          </table:table-cell>
          <table:table-cell office:value-type="string" calcext:value-type="string">
            <text:p>__artificial__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mm256_cvtsd_f64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attribute__</text:p>
          </table:table-cell>
          <table:table-cell office:value-type="string" calcext:value-type="string">
            <text:p>__gnu_inline__</text:p>
          </table:table-cell>
          <table:table-cell office:value-type="string" calcext:value-type="string">
            <text:p>__always_inline__</text:p>
          </table:table-cell>
          <table:table-cell office:value-type="string" calcext:value-type="string">
            <text:p>__artificial__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mm256_cvtss_f32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256_extractf128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extractf128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extractf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extract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extract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extract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256_extract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zeroall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zeroupper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permuteva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permutevar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permute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permute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permute2f128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permute2f128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ermute2f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roadcast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roadcas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roadcas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roadcas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insertf128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insertf128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f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load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load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oad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oadu_si256</text:p>
          </table:table-cell>
          <table:table-cell office:value-type="string" calcext:value-type="string">
            <text:p>__m256i_u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_si256</text:p>
          </table:table-cell>
          <table:table-cell office:value-type="string" calcext:value-type="string">
            <text:p>__m256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mask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mask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ask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mask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ovehdu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oveldu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movedup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ddqu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ream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ream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ream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rc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32,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rsqrt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sqrt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32,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sqrt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roun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roun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unpackhi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unpacklo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unpackhi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unpacklo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z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c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nzc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z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c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nzc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z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c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nzc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movemask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movemask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undefined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undefined_ps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defined_si256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zero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zero_ps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zero_si256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9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9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astpd_ps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astpd_si256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astps_pd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astps_si256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astsi256_ps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astsi256_pd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256_castpd256_pd128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castps256_ps128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castsi256_si12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astpd128_pd256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astps128_ps25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astsi128_si25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zextpd128_pd256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zextps128_ps25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zextsi128_si25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_m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H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_m128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H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m128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H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r_m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L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r_m128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L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m128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L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loadu2_m12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2_m12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L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loadu2_m128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2_m128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L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oadu2_m128i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_*__PH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_*__P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2_m128i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H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L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</table:table>
      <table:table table:name="avx2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AVX2</text:p>
          </table:table-cell>
          <table:table-cell table:number-columns-repeated="2"/>
          <table:table-cell office:value-type="string" calcext:value-type="string">
            <text:p>grep "^_mm_" -B 2 /usr/lib/gcc/x86_64-linux-gnu/12/include/avxintrin.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psadbw_epu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bs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b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bs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acks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ack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ackus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acku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s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s_epu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s_epu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lignr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nd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ndnot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vg_epu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vg_epu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lendv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lend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eq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eq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eq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eq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gt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gt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gt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gt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hadd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hadd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hadd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hsub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hsub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hsub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ddub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dd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x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x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x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x_epu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x_epu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x_epu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in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in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in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in_epu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in_epu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in_epu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movemask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i8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i8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i8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i16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i16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i32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u8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u8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u8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u16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u16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u32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ul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ulhr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ulhi_epu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ulhi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ullo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ullo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ul_epu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or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ad_epu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huffle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huffle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hufflehi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hufflelo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ign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ign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ign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slli_epi12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i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i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i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i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ai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a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ai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a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srli_epi12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i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i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i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i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s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s_epu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s_epu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hi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hi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hi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hi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lo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lo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lo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lo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xor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tream_load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const_*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roadcastss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roadcasts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roadcastsi128_si25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lend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roadcastb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roadcastw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roadcast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roadcastq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ermutevar8x32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permute4x64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permutevar8x32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ermute4x64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ermute2x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extracti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i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skload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skload_ep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const_*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maskstore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maskstore_ep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*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v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v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av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v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v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i32gathe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base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inde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mask_i32gathe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ba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i64gathe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base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inde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mask_i64gathe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ba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i32gathe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base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inde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ask_i32gather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ba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i64gathe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base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inde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mask_i64gathe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ba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32gather_ep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sk_i32gather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64gather_ep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sk_i64gather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32gathe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inde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sk_i32gather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i64gathe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inde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mask_i64gather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emmintri.D3:emmintri.M237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pmmintri.D3:pmmintri.M237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tmmintri.D3:tmmintri.M237" table:contains-header="false">
          <table:sort>
            <table:sort-by table:field-number="2" table:data-type="automatic"/>
          </table:sort>
        </table:database-range>
        <table:database-range table:name="__Anonymous_Sheet_DB__4" table:target-range-address="smmintri.D3:smmintri.M237" table:contains-header="false">
          <table:sort>
            <table:sort-by table:field-number="2" table:data-type="automatic"/>
          </table:sort>
        </table:database-range>
        <table:database-range table:name="__Anonymous_Sheet_DB__5" table:target-range-address="avxintri.D3:avxintri.M237" table:contains-header="false">
          <table:sort>
            <table:sort-by table:field-number="2" table:data-type="automatic"/>
          </table:sort>
        </table:database-range>
        <table:database-range table:name="__Anonymous_Sheet_DB__6" table:target-range-address="avx2intri.D3:avx2intri.M23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7:09:15.016208030</meta:creation-date>
    <dc:date>2023-04-19T22:29:41.130780427</dc:date>
    <meta:editing-duration>P2DT13H27M11S</meta:editing-duration>
    <meta:editing-cycles>15</meta:editing-cycles>
    <meta:generator>LibreOffice/7.4.6.2$Linux_X86_64 LibreOffice_project/40$Build-2</meta:generator>
    <meta:document-statistic meta:table-count="7" meta:cell-count="5106" meta:object-count="0"/>
  </office:meta>
</office:document-meta>
</file>